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6_17-53-53_000.jpg</text:p>
          </table:table-cell>
          <table:table-cell table:style-name="ce17" office:value-type="string">
            <text:p>:m 1*1 RES / JVEMV6 64#106_?? / 『山本七平ライブラリー　１４　日本教徒』 著者=山本氏 / p.92 / w:~,topic:謀叛 /</text:p>
          </table:table-cell>
          <table:table-cell table:style-name="ce4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7" table:formula="of:=IF([.E2]=&quot;&quot;;[.C2];CONCATENATE([.C2];&quot; / &quot;;[.E2]))" office:value-type="string" office:string-value=":m 1*1 RES / JVEMV6 64#106_?? / 『山本七平ライブラリー　１４　日本教徒』 著者=山本氏 / p.92 / w:~,topic:謀叛 /">
            <text:p>:m 1*1 RES / JVEMV6 64#106_?? / 『山本七平ライブラリー　１４　日本教徒』 著者=山本氏 / p.92 / w:~,topic:謀叛 /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6_18-13-07_000.jpg</text:p>
          </table:table-cell>
          <table:table-cell table:style-name="ce17" office:value-type="string">
            <text:p>:m 1*1 RES / JVEMV6 64#107_?? / 『日本農書全集　第六十七巻　災害と復興二　凶年違作日記』 著者=村上嗣季、農山漁村文化協会、刊 / p.269 / w:~,topic:穀物価格、推移 /</text:p>
          </table:table-cell>
          <table:table-cell table:style-name="ce4"/>
          <table:table-cell table:style-name="ce4"/>
          <table:table-cell table:style-name="ce4" office:value-type="string">
            <text:p>N-35-35-28.642272 E-139-34-49.489746</text:p>
          </table:table-cell>
          <table:table-cell table:style-name="ce37" table:formula="of:=IF([.E3]=&quot;&quot;;[.C3];CONCATENATE([.C3];&quot; / &quot;;[.E3]))" office:value-type="string" office:string-value=":m 1*1 RES / JVEMV6 64#107_?? / 『日本農書全集　第六十七巻　災害と復興二　凶年違作日記』 著者=村上嗣季、農山漁村文化協会、刊 / p.269 / w:~,topic:穀物価格、推移 /">
            <text:p>:m 1*1 RES / JVEMV6 64#107_?? / 『日本農書全集　第六十七巻　災害と復興二　凶年違作日記』 著者=村上嗣季、農山漁村文化協会、刊 / p.269 / w:~,topic:穀物価格、推移 /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6_19-13-01_000.jpg</text:p>
          </table:table-cell>
          <table:table-cell table:style-name="ce19" office:value-type="string">
            <text:p>:m 災害備蓄 / 梱包完了＋リスト / 2021-0416-① / 乾パン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7" table:formula="of:=IF([.E4]=&quot;&quot;;[.C4];CONCATENATE([.C4];&quot; / &quot;;[.E4]))" office:value-type="string" office:string-value=":m 災害備蓄 / 梱包完了＋リスト / 2021-0416-① / 乾パン">
            <text:p>:m 災害備蓄 / 梱包完了＋リスト / 2021-0416-① / 乾パン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6_20-43-43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50012 E-139-34-49.050292</text:p>
          </table:table-cell>
          <table:table-cell table:style-name="ce3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7_02-06-03_000.jpg</text:p>
          </table:table-cell>
          <table:table-cell table:style-name="ce19" office:value-type="string">
            <text:p>:m :PHOTO 寝た時刻 / 2020 / オナニー、1:20ぐらい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6]=&quot;&quot;;[.C6];CONCATENATE([.C6];&quot; / &quot;;[.E6]))" office:value-type="string" office:string-value=":m :PHOTO 寝た時刻 / 2020 / オナニー、1:20ぐらい">
            <text:p>:m :PHOTO 寝た時刻 / 2020 / オナニー、1:20ぐら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7_06-29-46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17_06-32-23_000.jpg</text:p>
          </table:table-cell>
          <table:table-cell table:style-name="ce23" office:value-type="string">
            <text:p>:tome/ (J*) / topic=やること / content=自分でやろう：①economy-watchi；②opencvで実験結果の画像をML処理；自分が定めた問いに、自分で、work-onする</text:p>
          </table:table-cell>
          <table:table-cell table:style-name="ce19"/>
          <table:table-cell table:style-name="ce4"/>
          <table:table-cell table:style-name="ce4" office:value-type="string">
            <text:p>N-35-35-28.450012 E-139-34-49.379882</text:p>
          </table:table-cell>
          <table:table-cell table:style-name="ce37" table:formula="of:=IF([.E8]=&quot;&quot;;[.C8];CONCATENATE([.C8];&quot; / &quot;;[.E8]))" office:value-type="string" office:string-value=":tome/ (J*) / topic=やること / content=自分でやろう：①economy-watchi；②opencvで実験結果の画像をML処理；自分が定めた問いに、自分で、work-onする">
            <text:p>:tome/ (J*) / topic=やること / content=自分でやろう：①economy-watchi；②opencvで実験結果の画像をML処理；自分が定めた問いに、自分で、work-onす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17_06-32-37_000.jpg</text:p>
          </table:table-cell>
          <table:table-cell table:style-name="ce23" office:value-type="string">
            <text:p>:tome/ (J*) / topic=身の持し方；哲学 / content=君子、小人、何れも、汝の内にいる人間のことについて話している</text:p>
          </table:table-cell>
          <table:table-cell table:style-name="ce19"/>
          <table:table-cell table:style-name="ce4"/>
          <table:table-cell table:style-name="ce4" office:value-type="string">
            <text:p>N-35-35-28.450012 E-139-34-49.379882</text:p>
          </table:table-cell>
          <table:table-cell table:style-name="ce37" table:formula="of:=IF([.E9]=&quot;&quot;;[.C9];CONCATENATE([.C9];&quot; / &quot;;[.E9]))" office:value-type="string" office:string-value=":tome/ (J*) / topic=身の持し方；哲学 / content=君子、小人、何れも、汝の内にいる人間のことについて話している">
            <text:p>:tome/ (J*) / topic=身の持し方；哲学 / content=君子、小人、何れも、汝の内にいる人間のことについて話してい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1-04-17_06-32-51_000.jpg</text:p>
          </table:table-cell>
          <table:table-cell table:style-name="ce8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7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2021/04/17</text:date>, <text:time>07:21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7T07:21:19.63</dc:date>
    <dc:creator>iwabuchi ken</dc:creator>
    <meta:editing-duration>P32DT17H22M29S</meta:editing-duration>
    <meta:editing-cycles>12155</meta:editing-cycles>
    <meta:document-statistic meta:table-count="1" meta:cell-count="346" meta:object-count="0"/>
  </office:meta>
</office:document-meta>
</file>